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9000001A953743D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3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6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504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2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38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5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2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472cm"/>
    </style:style>
    <style:style style:name="gr17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draw:marker-end="Triangle_20_unfilled" draw:marker-end-width="0.6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1.527cm" svg:height="1.527cm" svg:x="2.2cm" svg:y="1.6cm">
          <draw:image xlink:href="Pictures/10000000000001A9000001A953743D54.jpg" xlink:type="simple" xlink:show="embed" xlink:actuate="onLoad">
            <text:p/>
          </draw:image>
        </draw:frame>
        <draw:frame draw:style-name="gr1" draw:text-style-name="P1" xml:id="id2" draw:id="id2" draw:layer="layout" svg:width="1.527cm" svg:height="1.527cm" svg:x="4.273cm" svg:y="3.273cm">
          <draw:image xlink:href="Pictures/10000000000001A9000001A953743D54.jpg" xlink:type="simple" xlink:show="embed" xlink:actuate="onLoad">
            <text:p/>
          </draw:image>
        </draw:frame>
        <draw:connector draw:style-name="gr2" draw:text-style-name="P1" draw:layer="layout" svg:x1="2.963cm" svg:y1="3.127cm" svg:x2="4.273cm" svg:y2="4.036cm" draw:start-shape="id1" draw:start-glue-point="2" draw:end-shape="id2" svg:d="M2963 3127v909h1310" svg:viewBox="0 0 1311 910">
          <text:p/>
        </draw:connector>
        <draw:frame draw:style-name="gr3" draw:text-style-name="P2" draw:layer="layout" svg:width="0.997cm" svg:height="0.962cm" svg:x="3.7cm" svg:y="1.8cm">
          <draw:text-box>
            <text:p><text:span text:style-name="T1">tif</text:span></text:p>
          </draw:text-box>
        </draw:frame>
        <draw:frame draw:style-name="gr4" draw:text-style-name="P2" draw:layer="layout" svg:width="2.932cm" svg:height="0.962cm" svg:x="5.8cm" svg:y="3.5cm">
          <draw:text-box>
            <text:p><text:span text:style-name="T1">common</text:span></text:p>
          </draw:text-box>
        </draw:frame>
        <draw:frame draw:style-name="gr1" draw:text-style-name="P1" xml:id="id3" draw:id="id3" draw:layer="layout" svg:width="1.527cm" svg:height="1.527cm" svg:x="4.274cm" svg:y="5.474cm">
          <draw:image xlink:href="Pictures/10000000000001A9000001A953743D54.jpg" xlink:type="simple" xlink:show="embed" xlink:actuate="onLoad">
            <text:p/>
          </draw:image>
        </draw:frame>
        <draw:frame draw:style-name="gr1" draw:text-style-name="P1" xml:id="id4" draw:id="id4" draw:layer="layout" svg:width="1.527cm" svg:height="1.527cm" svg:x="4.275cm" svg:y="8.775cm">
          <draw:image xlink:href="Pictures/10000000000001A9000001A953743D54.jpg" xlink:type="simple" xlink:show="embed" xlink:actuate="onLoad">
            <text:p/>
          </draw:image>
        </draw:frame>
        <draw:connector draw:style-name="gr2" draw:text-style-name="P1" draw:layer="layout" svg:x1="2.963cm" svg:y1="3.127cm" svg:x2="4.274cm" svg:y2="6.237cm" draw:start-shape="id1" draw:start-glue-point="2" draw:end-shape="id3" draw:end-glue-point="3" svg:d="M2963 3127v3110h1311" svg:viewBox="0 0 1312 3111">
          <text:p/>
        </draw:connector>
        <draw:connector draw:style-name="gr2" draw:text-style-name="P1" draw:layer="layout" svg:x1="2.963cm" svg:y1="3.127cm" svg:x2="4.275cm" svg:y2="9.538cm" draw:start-shape="id1" draw:start-glue-point="2" draw:end-shape="id4" draw:end-glue-point="3" svg:d="M2963 3127v6411h1312" svg:viewBox="0 0 1313 6412">
          <text:p/>
        </draw:connector>
        <draw:frame draw:style-name="gr5" draw:text-style-name="P2" draw:layer="layout" svg:width="3.597cm" svg:height="0.962cm" svg:x="5.8cm" svg:y="5.7cm">
          <draw:text-box>
            <text:p><text:span text:style-name="T1">ETNA</text:span></text:p>
          </draw:text-box>
        </draw:frame>
        <draw:frame draw:style-name="gr6" draw:text-style-name="P2" draw:layer="layout" svg:width="5.502cm" svg:height="0.962cm" svg:x="5.8cm" svg:y="9cm">
          <draw:text-box>
            <text:p><text:span text:style-name="T1">ETNA_ART</text:span></text:p>
          </draw:text-box>
        </draw:frame>
        <draw:custom-shape draw:style-name="gr7" draw:text-style-name="P3" draw:layer="layout" svg:width="8.4cm" svg:height="1.2cm" svg:x="15cm" svg:y="3.4cm">
          <text:p text:style-name="P1"><text:span text:style-name="T1">tifCOMM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8.4cm" svg:height="1.2cm" svg:x="15cm" svg:y="5.7cm">
          <text:p text:style-name="P1"><text:span text:style-name="T1">tifET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8.4cm" svg:height="1.2cm" svg:x="15cm" svg:y="8.9cm">
          <text:p text:style-name="P1"><text:span text:style-name="T1">tifETNA_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6cm" svg:height="0.4cm" svg:x="12.7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cm" svg:height="0.4cm" svg:x="12.7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cm" svg:height="0.4cm" svg:x="12.7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5" draw:id="id5" draw:layer="layout" svg:width="1.527cm" svg:height="1.527cm" svg:x="4.275cm" svg:y="10.175cm">
          <draw:image xlink:href="Pictures/10000000000001A9000001A953743D54.jpg" xlink:type="simple" xlink:show="embed" xlink:actuate="onLoad">
            <text:p/>
          </draw:image>
        </draw:frame>
        <draw:frame draw:style-name="gr1" draw:text-style-name="P1" xml:id="id6" draw:id="id6" draw:layer="layout" svg:width="1.527cm" svg:height="1.527cm" svg:x="4.276cm" svg:y="13.976cm">
          <draw:image xlink:href="Pictures/10000000000001A9000001A953743D54.jpg" xlink:type="simple" xlink:show="embed" xlink:actuate="onLoad">
            <text:p/>
          </draw:image>
        </draw:frame>
        <draw:connector draw:style-name="gr2" draw:text-style-name="P1" draw:layer="layout" svg:x1="2.963cm" svg:y1="3.127cm" svg:x2="4.275cm" svg:y2="10.938cm" draw:start-shape="id1" draw:start-glue-point="2" draw:end-shape="id5" draw:end-glue-point="3" svg:d="M2963 3127v7811h1312" svg:viewBox="0 0 1313 7812">
          <text:p/>
        </draw:connector>
        <draw:connector draw:style-name="gr2" draw:text-style-name="P1" draw:layer="layout" svg:x1="2.963cm" svg:y1="3.127cm" svg:x2="4.276cm" svg:y2="14.739cm" draw:start-shape="id1" draw:start-glue-point="2" draw:end-shape="id6" draw:end-glue-point="3" svg:d="M2963 3127v11612h1313" svg:viewBox="0 0 1314 11613">
          <text:p/>
        </draw:connector>
        <draw:frame draw:style-name="gr9" draw:text-style-name="P2" draw:layer="layout" svg:width="5.866cm" svg:height="0.962cm" svg:x="5.801cm" svg:y="10.4cm">
          <draw:text-box>
            <text:p><text:span text:style-name="T1">&lt;board&gt;_&lt;app&gt;</text:span></text:p>
          </draw:text-box>
        </draw:frame>
        <draw:frame draw:style-name="gr10" draw:text-style-name="P2" draw:layer="layout" svg:width="8.44cm" svg:height="0.962cm" svg:x="5.801cm" svg:y="14.2cm">
          <draw:text-box>
            <text:p><text:span text:style-name="T1">&lt;board&gt;-&lt;customer&gt;-&lt;app&gt;</text:span></text:p>
          </draw:text-box>
        </draw:frame>
        <draw:frame draw:style-name="gr1" draw:text-style-name="P1" xml:id="id8" draw:id="id8" draw:layer="layout" svg:width="1.527cm" svg:height="1.527cm" svg:x="4.275cm" svg:y="6.876cm">
          <draw:image xlink:href="Pictures/10000000000001A9000001A953743D54.jpg" xlink:type="simple" xlink:show="embed" xlink:actuate="onLoad">
            <text:p/>
          </draw:image>
        </draw:frame>
        <draw:frame draw:style-name="gr9" draw:text-style-name="P2" draw:layer="layout" svg:width="5.866cm" svg:height="0.962cm" svg:x="5.801cm" svg:y="7.101cm">
          <draw:text-box>
            <text:p><text:span text:style-name="T1">&lt;board&gt;</text:span></text:p>
          </draw:text-box>
        </draw:frame>
        <draw:frame draw:style-name="gr1" draw:text-style-name="P1" xml:id="id7" draw:id="id7" draw:layer="layout" svg:width="1.527cm" svg:height="1.527cm" svg:x="4.277cm" svg:y="12.376cm">
          <draw:image xlink:href="Pictures/10000000000001A9000001A953743D54.jpg" xlink:type="simple" xlink:show="embed" xlink:actuate="onLoad">
            <text:p/>
          </draw:image>
        </draw:frame>
        <draw:frame draw:style-name="gr6" draw:text-style-name="P2" draw:layer="layout" svg:width="5.502cm" svg:height="0.962cm" svg:x="5.802cm" svg:y="12.601cm">
          <draw:text-box>
            <text:p><text:span text:style-name="T1">ETNA-AXIS-ART</text:span></text:p>
          </draw:text-box>
        </draw:frame>
        <draw:custom-shape draw:style-name="gr7" draw:text-style-name="P3" draw:layer="layout" svg:width="8.4cm" svg:height="1.2cm" svg:x="15.002cm" svg:y="12.501cm">
          <text:p text:style-name="P1"><text:span text:style-name="T1">tifETNA-AXIS-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6cm" svg:height="0.4cm" svg:x="12.702cm" svg:y="12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" draw:text-style-name="P1" draw:layer="layout" svg:x1="4.277cm" svg:y1="13.139cm" svg:x2="2.963cm" svg:y2="3.127cm" draw:start-shape="id7" draw:start-glue-point="3" draw:end-shape="id1" svg:d="M4277 13139h-1314v-10012" svg:viewBox="0 0 1315 10013">
          <text:p/>
        </draw:connector>
        <draw:connector draw:style-name="gr2" draw:text-style-name="P1" draw:layer="layout" svg:x1="4.275cm" svg:y1="7.639cm" svg:x2="2.963cm" svg:y2="3.127cm" draw:start-shape="id8" draw:start-glue-point="3" draw:end-shape="id1" svg:d="M4275 7639h-1312v-4512" svg:viewBox="0 0 1313 4513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xml:id="id9" draw:id="id9" draw:layer="layout" svg:width="1.527cm" svg:height="1.527cm" svg:x="2.2cm" svg:y="1.6cm">
          <draw:image xlink:href="Pictures/10000000000001A9000001A953743D54.jpg" xlink:type="simple" xlink:show="embed" xlink:actuate="onLoad">
            <text:p/>
          </draw:image>
        </draw:frame>
        <draw:frame draw:style-name="gr1" draw:text-style-name="P1" xml:id="id10" draw:id="id10" draw:layer="layout" svg:width="1.527cm" svg:height="1.527cm" svg:x="4.273cm" svg:y="3.273cm">
          <draw:image xlink:href="Pictures/10000000000001A9000001A953743D54.jpg" xlink:type="simple" xlink:show="embed" xlink:actuate="onLoad">
            <text:p/>
          </draw:image>
        </draw:frame>
        <draw:connector draw:style-name="gr2" draw:text-style-name="P1" draw:layer="layout" svg:x1="2.963cm" svg:y1="3.127cm" svg:x2="4.273cm" svg:y2="4.036cm" draw:start-shape="id9" draw:start-glue-point="2" draw:end-shape="id10" svg:d="M2963 3127v909h1310" svg:viewBox="0 0 1311 910">
          <text:p/>
        </draw:connector>
        <draw:frame draw:style-name="gr12" draw:text-style-name="P2" draw:layer="layout" svg:width="11.521cm" svg:height="0.962cm" svg:x="3.7cm" svg:y="1.8cm">
          <draw:text-box>
            <text:p><text:span text:style-name="T1">hardware</text:span></text:p>
          </draw:text-box>
        </draw:frame>
        <draw:frame draw:style-name="gr4" draw:text-style-name="P2" draw:layer="layout" svg:width="2.932cm" svg:height="0.962cm" svg:x="5.8cm" svg:y="3.5cm">
          <draw:text-box>
            <text:p><text:span text:style-name="T1">common</text:span></text:p>
          </draw:text-box>
        </draw:frame>
        <draw:frame draw:style-name="gr1" draw:text-style-name="P1" xml:id="id11" draw:id="id11" draw:layer="layout" svg:width="1.527cm" svg:height="1.527cm" svg:x="4.274cm" svg:y="9.8cm">
          <draw:image xlink:href="Pictures/10000000000001A9000001A953743D54.jpg" xlink:type="simple" xlink:show="embed" xlink:actuate="onLoad">
            <text:p/>
          </draw:image>
        </draw:frame>
        <draw:frame draw:style-name="gr1" draw:text-style-name="P1" xml:id="id12" draw:id="id12" draw:layer="layout" svg:width="1.527cm" svg:height="1.527cm" svg:x="4.275cm" svg:y="5.175cm">
          <draw:image xlink:href="Pictures/10000000000001A9000001A953743D54.jpg" xlink:type="simple" xlink:show="embed" xlink:actuate="onLoad">
            <text:p/>
          </draw:image>
        </draw:frame>
        <draw:connector draw:style-name="gr2" draw:text-style-name="P1" draw:layer="layout" svg:x1="2.963cm" svg:y1="3.127cm" svg:x2="4.274cm" svg:y2="10.563cm" draw:start-shape="id9" draw:start-glue-point="2" draw:end-shape="id11" draw:end-glue-point="3" svg:d="M2963 3127v7436h1311" svg:viewBox="0 0 1312 7437">
          <text:p/>
        </draw:connector>
        <draw:connector draw:style-name="gr2" draw:text-style-name="P1" draw:layer="layout" svg:x1="2.963cm" svg:y1="3.127cm" svg:x2="4.275cm" svg:y2="5.938cm" draw:start-shape="id9" draw:start-glue-point="2" draw:end-shape="id12" draw:end-glue-point="3" svg:d="M2963 3127v2811h1312" svg:viewBox="0 0 1313 2812">
          <text:p/>
        </draw:connector>
        <draw:frame draw:style-name="gr13" draw:text-style-name="P2" draw:layer="layout" svg:width="4cm" svg:height="0.962cm" svg:x="5.8cm" svg:y="10.026cm">
          <draw:text-box>
            <text:p><text:span text:style-name="T1">ETNA_ART</text:span></text:p>
          </draw:text-box>
        </draw:frame>
        <draw:frame draw:style-name="gr14" draw:text-style-name="P2" draw:layer="layout" svg:width="2.195cm" svg:height="0.962cm" svg:x="5.8cm" svg:y="5.4cm">
          <draw:text-box>
            <text:p><text:span text:style-name="T1">ETNA</text:span></text:p>
          </draw:text-box>
        </draw:frame>
        <draw:custom-shape draw:style-name="gr7" draw:text-style-name="P3" draw:layer="layout" svg:width="8.4cm" svg:height="1.2cm" svg:x="15cm" svg:y="3.4cm">
          <text:p text:style-name="P1"><text:span text:style-name="T1">hardwareCOMM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8.4cm" svg:height="1.2cm" svg:x="15cm" svg:y="10.026cm">
          <text:p text:style-name="P1"><text:span text:style-name="T1">hardwareETNA_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8.4cm" svg:height="1.2cm" svg:x="15cm" svg:y="5.3cm">
          <text:p text:style-name="P1"><text:span text:style-name="T1">hardwareET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6cm" svg:height="0.4cm" svg:x="12.7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cm" svg:height="0.4cm" svg:x="12.7cm" svg:y="10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cm" svg:height="0.4cm" svg:x="12.7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13" draw:id="id13" draw:layer="layout" svg:width="1.527cm" svg:height="1.527cm" svg:x="4.275cm" svg:y="6.875cm">
          <draw:image xlink:href="Pictures/10000000000001A9000001A953743D54.jpg" xlink:type="simple" xlink:show="embed" xlink:actuate="onLoad">
            <text:p/>
          </draw:image>
        </draw:frame>
        <draw:connector draw:style-name="gr2" draw:text-style-name="P1" draw:layer="layout" svg:x1="2.963cm" svg:y1="3.127cm" svg:x2="4.275cm" svg:y2="7.638cm" draw:start-shape="id9" draw:start-glue-point="2" draw:end-shape="id13" draw:end-glue-point="3" svg:d="M2963 3127v4511h1312" svg:viewBox="0 0 1313 4512">
          <text:p/>
        </draw:connector>
        <draw:frame draw:style-name="gr15" draw:text-style-name="P2" draw:layer="layout" svg:width="2.864cm" svg:height="0.962cm" svg:x="5.801cm" svg:y="7.1cm">
          <draw:text-box>
            <text:p><text:span text:style-name="T1">&lt;board&gt;</text:span></text:p>
          </draw:text-box>
        </draw:frame>
        <draw:frame draw:style-name="gr1" draw:text-style-name="P1" xml:id="id14" draw:id="id14" draw:layer="layout" svg:width="1.527cm" svg:height="1.527cm" svg:x="4.275cm" svg:y="11.376cm">
          <draw:image xlink:href="Pictures/10000000000001A9000001A953743D54.jpg" xlink:type="simple" xlink:show="embed" xlink:actuate="onLoad">
            <text:p/>
          </draw:image>
        </draw:frame>
        <draw:frame draw:style-name="gr15" draw:text-style-name="P2" draw:layer="layout" svg:width="7.799cm" svg:height="0.962cm" svg:x="5.801cm" svg:y="11.601cm">
          <draw:text-box>
            <text:p><text:span text:style-name="T1">&lt;board&gt;_&lt;application&gt;</text:span></text:p>
          </draw:text-box>
        </draw:frame>
        <draw:connector draw:style-name="gr2" draw:text-style-name="P1" draw:layer="layout" svg:x1="4.275cm" svg:y1="12.139cm" svg:x2="2.963cm" svg:y2="3.127cm" draw:start-shape="id14" draw:start-glue-point="3" draw:end-shape="id9" draw:end-glue-point="2" svg:d="M4275 12139h-1312v-9012" svg:viewBox="0 0 1313 9013">
          <text:p/>
        </draw:connecto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xml:id="id15" draw:id="id15" draw:layer="layout" svg:width="1.527cm" svg:height="1.527cm" svg:x="2.2cm" svg:y="1.6cm">
          <draw:image xlink:href="Pictures/10000000000001A9000001A953743D54.jpg" xlink:type="simple" xlink:show="embed" xlink:actuate="onLoad">
            <text:p/>
          </draw:image>
        </draw:frame>
        <draw:frame draw:style-name="gr1" draw:text-style-name="P1" xml:id="id16" draw:id="id16" draw:layer="layout" svg:width="1.527cm" svg:height="1.527cm" svg:x="4.273cm" svg:y="3.273cm">
          <draw:image xlink:href="Pictures/10000000000001A9000001A953743D54.jpg" xlink:type="simple" xlink:show="embed" xlink:actuate="onLoad">
            <text:p/>
          </draw:image>
        </draw:frame>
        <draw:connector draw:style-name="gr2" draw:text-style-name="P1" draw:layer="layout" svg:x1="2.963cm" svg:y1="3.127cm" svg:x2="4.273cm" svg:y2="4.036cm" draw:start-shape="id15" draw:start-glue-point="2" draw:end-shape="id16" svg:d="M2963 3127v909h1310" svg:viewBox="0 0 1311 910">
          <text:p/>
        </draw:connector>
        <draw:frame draw:style-name="gr16" draw:text-style-name="P2" draw:layer="layout" svg:width="3.986cm" svg:height="0.962cm" svg:x="3.7cm" svg:y="1.8cm">
          <draw:text-box>
            <text:p><text:span text:style-name="T1">services</text:span></text:p>
          </draw:text-box>
        </draw:frame>
        <draw:frame draw:style-name="gr4" draw:text-style-name="P2" draw:layer="layout" svg:width="2.932cm" svg:height="0.962cm" svg:x="5.8cm" svg:y="3.5cm">
          <draw:text-box>
            <text:p><text:span text:style-name="T1">common</text:span></text:p>
          </draw:text-box>
        </draw:frame>
        <draw:frame draw:style-name="gr1" draw:text-style-name="P1" xml:id="id17" draw:id="id17" draw:layer="layout" svg:width="1.527cm" svg:height="1.527cm" svg:x="4.274cm" svg:y="5.474cm">
          <draw:image xlink:href="Pictures/10000000000001A9000001A953743D54.jpg" xlink:type="simple" xlink:show="embed" xlink:actuate="onLoad">
            <text:p/>
          </draw:image>
        </draw:frame>
        <draw:connector draw:style-name="gr2" draw:text-style-name="P1" draw:layer="layout" svg:x1="2.963cm" svg:y1="3.127cm" svg:x2="4.274cm" svg:y2="6.237cm" draw:start-shape="id15" draw:start-glue-point="2" draw:end-shape="id17" draw:end-glue-point="3" svg:d="M2963 3127v3110h1311" svg:viewBox="0 0 1312 3111">
          <text:p/>
        </draw:connector>
        <draw:frame draw:style-name="gr5" draw:text-style-name="P2" draw:layer="layout" svg:width="3.597cm" svg:height="0.962cm" svg:x="5.8cm" svg:y="5.7cm">
          <draw:text-box>
            <text:p><text:span text:style-name="T1">ART</text:span></text:p>
          </draw:text-box>
        </draw:frame>
        <draw:custom-shape draw:style-name="gr7" draw:text-style-name="P3" draw:layer="layout" svg:width="8.4cm" svg:height="1.2cm" svg:x="15cm" svg:y="3.4cm">
          <text:p text:style-name="P1"><text:span text:style-name="T1">servicesCOMM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8.4cm" svg:height="1.2cm" svg:x="15cm" svg:y="5.7cm">
          <text:p text:style-name="P1"><text:span text:style-name="T1">services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6cm" svg:height="0.4cm" svg:x="12.7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cm" svg:height="0.4cm" svg:x="12.7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18" draw:id="id18" draw:layer="layout" svg:width="1.527cm" svg:height="1.527cm" svg:x="4.275cm" svg:y="7.075cm">
          <draw:image xlink:href="Pictures/10000000000001A9000001A953743D54.jpg" xlink:type="simple" xlink:show="embed" xlink:actuate="onLoad">
            <text:p/>
          </draw:image>
        </draw:frame>
        <draw:connector draw:style-name="gr2" draw:text-style-name="P1" draw:layer="layout" svg:x1="2.963cm" svg:y1="3.127cm" svg:x2="4.275cm" svg:y2="7.838cm" draw:start-shape="id15" draw:start-glue-point="2" draw:end-shape="id18" draw:end-glue-point="3" svg:d="M2963 3127v4711h1312" svg:viewBox="0 0 1313 4712">
          <text:p/>
        </draw:connector>
        <draw:frame draw:style-name="gr9" draw:text-style-name="P2" draw:layer="layout" svg:width="5.866cm" svg:height="0.962cm" svg:x="5.801cm" svg:y="7.3cm">
          <draw:text-box>
            <text:p><text:span text:style-name="T1">&lt;app&gt;</text:span></text:p>
          </draw:text-box>
        </draw:frame>
        <draw:frame draw:style-name="gr1" draw:text-style-name="P1" xml:id="id19" draw:id="id19" draw:layer="layout" svg:width="1.527cm" svg:height="1.527cm" svg:x="4.275cm" svg:y="9.575cm">
          <draw:image xlink:href="Pictures/10000000000001A9000001A953743D54.jpg" xlink:type="simple" xlink:show="embed" xlink:actuate="onLoad">
            <text:p/>
          </draw:image>
        </draw:frame>
        <draw:frame draw:style-name="gr5" draw:text-style-name="P2" draw:layer="layout" svg:width="3.597cm" svg:height="0.962cm" svg:x="5.801cm" svg:y="9.801cm">
          <draw:text-box>
            <text:p><text:span text:style-name="T1">ALU-RRH</text:span></text:p>
          </draw:text-box>
        </draw:frame>
        <draw:custom-shape draw:style-name="gr7" draw:text-style-name="P3" draw:layer="layout" svg:width="8.4cm" svg:height="1.2cm" svg:x="15.001cm" svg:y="9.801cm">
          <text:p text:style-name="P1"><text:span text:style-name="T1">servicesALU-RR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6cm" svg:height="0.4cm" svg:x="12.701cm" svg:y="10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0" draw:id="id20" draw:layer="layout" svg:width="1.527cm" svg:height="1.527cm" svg:x="4.275cm" svg:y="11.276cm">
          <draw:image xlink:href="Pictures/10000000000001A9000001A953743D54.jpg" xlink:type="simple" xlink:show="embed" xlink:actuate="onLoad">
            <text:p/>
          </draw:image>
        </draw:frame>
        <draw:frame draw:style-name="gr9" draw:text-style-name="P2" draw:layer="layout" svg:width="5.866cm" svg:height="0.962cm" svg:x="5.801cm" svg:y="11.501cm">
          <draw:text-box>
            <text:p><text:span text:style-name="T1">&lt;customer&gt;-&lt;app&gt;</text:span></text:p>
          </draw:text-box>
        </draw:frame>
        <draw:connector draw:style-name="gr2" draw:text-style-name="P1" draw:layer="layout" svg:x1="4.275cm" svg:y1="10.338cm" svg:x2="2.963cm" svg:y2="3.127cm" draw:start-shape="id19" draw:start-glue-point="3" draw:end-shape="id15" svg:d="M4275 10338h-1312v-7211" svg:viewBox="0 0 1313 7212">
          <text:p/>
        </draw:connector>
        <draw:connector draw:style-name="gr2" draw:text-style-name="P1" draw:layer="layout" svg:x1="4.275cm" svg:y1="12.039cm" svg:x2="2.963cm" svg:y2="3.127cm" draw:start-shape="id20" draw:start-glue-point="3" draw:end-shape="id15" draw:end-glue-point="2" svg:d="M4275 12039h-1312v-8912" svg:viewBox="0 0 1313 8913">
          <text:p/>
        </draw:connector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7" draw:text-style-name="P3" xml:id="id23" draw:id="id23" draw:layer="layout" svg:width="8.4cm" svg:height="1.2cm" svg:x="8.2cm" svg:y="1cm">
          <text:p text:style-name="P1"><text:span text:style-name="T1">TestInterface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22" draw:id="id22" draw:layer="layout" svg:width="8.4cm" svg:height="1.2cm" svg:x="8.2cm" svg:y="3.3cm">
          <text:p text:style-name="P1"><text:span text:style-name="T1">Test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25" draw:id="id25" draw:layer="layout" svg:width="8.4cm" svg:height="1.2cm" svg:x="8.2cm" svg:y="11.7cm">
          <text:p text:style-name="P1"><text:span text:style-name="T1">EtnaAxisArtTest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layer="layout" svg:width="5.324cm" svg:height="0.962cm" svg:x="16.8cm" svg:y="11.9cm">
          <draw:text-box>
            <text:p>ETNA-AXIS-ART</text:p>
          </draw:text-box>
        </draw:frame>
        <draw:custom-shape draw:style-name="gr17" draw:text-style-name="P3" xml:id="id24" draw:id="id24" draw:layer="layout" svg:width="8.4cm" svg:height="1.2cm" svg:x="8.178cm" svg:y="8.7cm">
          <text:p text:style-name="P1"><text:span text:style-name="T1">EtnaArtTest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layer="layout" svg:width="3.804cm" svg:height="0.962cm" svg:x="16.8cm" svg:y="8.9cm">
          <draw:text-box>
            <text:p>ETNA_ART</text:p>
          </draw:text-box>
        </draw:frame>
        <draw:custom-shape draw:style-name="gr17" draw:text-style-name="P3" xml:id="id21" draw:id="id21" draw:layer="layout" svg:width="8.4cm" svg:height="1.2cm" svg:x="8.2cm" svg:y="5.8cm">
          <text:p text:style-name="P1"><text:span text:style-name="T1">EtnaTest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layer="layout" svg:width="2.195cm" svg:height="0.962cm" svg:x="16.701cm" svg:y="5.9cm">
          <draw:text-box>
            <text:p>ETNA</text:p>
          </draw:text-box>
        </draw:frame>
        <draw:connector draw:style-name="gr19" draw:text-style-name="P1" draw:layer="layout" draw:type="line" svg:x1="12.4cm" svg:y1="5.8cm" svg:x2="12.4cm" svg:y2="4.5cm" draw:start-shape="id21" draw:start-glue-point="0" draw:end-shape="id22" draw:end-glue-point="2" svg:d="M12400 5800v-1300" svg:viewBox="0 0 1 1301">
          <text:p/>
        </draw:connector>
        <draw:connector draw:style-name="gr19" draw:text-style-name="P1" draw:layer="layout" draw:type="line" svg:x1="12.4cm" svg:y1="3.3cm" svg:x2="12.4cm" svg:y2="2.2cm" draw:start-shape="id22" draw:start-glue-point="0" draw:end-shape="id23" draw:end-glue-point="2" svg:d="M12400 3300v-1100" svg:viewBox="0 0 1 1101">
          <text:p/>
        </draw:connector>
        <draw:connector draw:style-name="gr19" draw:text-style-name="P1" draw:layer="layout" draw:type="line" svg:x1="12.378cm" svg:y1="8.7cm" svg:x2="12.4cm" svg:y2="7cm" draw:start-shape="id24" draw:start-glue-point="0" draw:end-shape="id21" draw:end-glue-point="2" svg:d="M12378 8700l22-1700" svg:viewBox="0 0 23 1701">
          <text:p/>
        </draw:connector>
        <draw:connector draw:style-name="gr19" draw:text-style-name="P1" draw:layer="layout" draw:type="line" svg:x1="12.4cm" svg:y1="11.7cm" svg:x2="12.378cm" svg:y2="9.9cm" draw:start-shape="id25" draw:start-glue-point="0" draw:end-shape="id24" draw:end-glue-point="2" svg:d="M12400 11700l-22-1800" svg:viewBox="0 0 23 1801">
          <text:p/>
        </draw:connector>
        <draw:frame draw:style-name="gr18" draw:layer="layout" svg:width="2.932cm" svg:height="0.962cm" svg:x="16.668cm" svg:y="3.4cm">
          <draw:text-box>
            <text:p>common</text:p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3.374cm" svg:x="1cm" svg:y="4.585cm"/>
      <draw:page-thumbnail draw:layer="backgroundobjects" svg:width="8.999cm" svg:height="3.374cm" svg:x="1cm" svg:y="13.161cm"/>
      <draw:page-thumbnail draw:layer="backgroundobjects" svg:width="8.999cm" svg:height="3.374cm" svg:x="1cm" svg:y="21.737cm"/>
      <draw:page-thumbnail draw:layer="backgroundobjects" svg:width="8.999cm" svg:height="3.374cm" svg:x="11cm" svg:y="4.585cm"/>
      <draw:page-thumbnail draw:layer="backgroundobjects" svg:width="8.999cm" svg:height="3.374cm" svg:x="11cm" svg:y="13.161cm"/>
      <draw:page-thumbnail draw:layer="backgroundobjects" svg:width="8.999cm" svg:height="3.374cm" svg:x="11cm" svg:y="21.7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Price</meta:initial-creator>
    <meta:creation-date>2013-11-01T08:00:15</meta:creation-date>
    <dc:date>2014-12-09T09:25:03.863389567</dc:date>
    <meta:editing-duration>PT13M52S</meta:editing-duration>
    <meta:editing-cycles>8</meta:editing-cycles>
    <meta:generator>LibreOffice/4.2.7.2$Linux_X86_64 LibreOffice_project/420m0$Build-2</meta:generator>
    <meta:document-statistic meta:object-count="119"/>
  </office:meta>
</office:document-meta>
</file>